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60000003DC1FA7B08A7F75B05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641cm" svg:x="0.983cm" svg:y="8.316cm">
          <draw:image xlink:href="Pictures/1000000000000560000003DC1FA7B08A7F75B0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12:56.442362258</meta:creation-date>
    <dc:date>2018-04-26T16:13:17.718900478</dc:date>
    <meta:editing-duration>PT2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